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  <style:paragraph-properties fo:margin-top="0in" fo:margin-bottom="0in"/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  <style:paragraph-properties fo:margin-top="0in" fo:margin-bottom="0in"/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  <style:paragraph-properties fo:margin-top="0in" fo:margin-bottom="0in"/>
    </style:style>
    <style:style style:name="P115" style:family="paragraph" style:parent-style-name="Text_20_body" style:list-style-name="L110"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  <style:paragraph-properties fo:margin-top="0in" fo:margin-bottom="0in"/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  <style:paragraph-properties fo:margin-top="0in" fo:margin-bottom="0in"/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  <style:paragraph-properties fo:margin-top="0in" fo:margin-bottom="0in"/>
    </style:style>
    <style:style style:name="P207" style:family="paragraph" style:parent-style-name="Text_20_body" style:list-style-name="L202">
      <style:paragraph-properties fo:margin-top="0in" fo:margin-bottom="0in"/>
    </style:style>
    <style:style style:name="P208" style:family="paragraph" style:parent-style-name="Text_20_body" style:list-style-name="L203">
      <style:paragraph-properties fo:margin-top="0in" fo:margin-bottom="0in"/>
    </style:style>
    <style:style style:name="P209" style:family="paragraph" style:parent-style-name="Text_20_body" style:list-style-name="L204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, necessidade da criação de uma tabela associativa (ver <text:span text:style-name="T1">capitulo 16 - Módulo 18 - Entidades Associativas e Chaves</text:span>).<text:line-break/></text:p>
                  <text:list text:style-name="L39">
                    <text:list-item>
                      <text:p text:style-name="P39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39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40">
            <text:list-item>
              <text:p text:style-name="P40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0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1">
        <text:list-item>
          <text:p text:style-name="P41">Existem diversas formas de inserir dados na tabela, entre eles temos:<text:line-break/></text:p>
          <text:list text:style-name="L42">
            <text:list-item>
              <text:p text:style-name="P42">Omitindo colunas/campos.<text:line-break/></text:p>
              <text:list text:style-name="L43">
                <text:list-item>
                  <text:p text:style-name="P43">Determina apenas a tabela, que puxa todos os campos para serem preenchidos, na ordem que aparece na tabela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2">Colocando as colunas. </text:p>
              <text:list text:style-name="L44">
                <text:list-item>
                  <text:p text:style-name="P44">Especifica a ordem das entradas e os campos a serem preenchidos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2">INSERT COMPACTO, somente <text:span text:style-name="T1">MySQL</text:span>.<text:line-break/></text:p>
              <text:list text:style-name="L45">
                <text:list-item>
                  <text:p text:style-name="P45">Insere diversos registros de uma vez, na ordem que aparecem na tabela.<text:line-break/></text:p>
                </text:list-item>
                <text:list-item>
                  <text:p text:style-name="P45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2">Inserindo dados num campo com <text:span text:style-name="T1">AUTO_INCREMENT</text:span>.<text:line-break/></text:p>
              <text:list text:style-name="L46">
                <text:list-item>
                  <text:p text:style-name="P46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7">
        <text:list-item>
          <text:p text:style-name="P47">O comando <text:span text:style-name="T1">SELECT</text:span> serve para projeção, seleção e junção.<text:line-break/></text:p>
        </text:list-item>
        <text:list-item>
          <text:p text:style-name="P47">O comando <text:span text:style-name="T1">SELECT</text:span> seleciona os campos/colunas a serem mostrados.<text:line-break/></text:p>
        </text:list-item>
        <text:list-item>
          <text:p text:style-name="P47">Projeta/constroi o que deve ser mostrado, não apenas os dados da tabela.</text:p>
          <text:list text:style-name="L48">
            <text:list-item>
              <text:p text:style-name="P48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8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7">Seleciona o que deve ser mostrado da tabela.<text:line-break/></text:p>
          <text:list text:style-name="L49">
            <text:list-item>
              <text:p text:style-name="P49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9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9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0">
        <text:list-item>
          <text:p text:style-name="P50">O comando <text:span text:style-name="T1">WHERE</text:span> serve para filtrar os registros/linhas da tabela, antes de mostrar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O comando <text:span text:style-name="T1">WHERE</text:span> não precisa ter haver com a seleção <text:span text:style-name="T1">SELECT</text:span>.<text:line-break/></text:p>
          <text:list text:style-name="L52"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0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3">
            <text:list-item>
              <text:p text:style-name="P53">Caracteres coringas:<text:line-break/></text:p>
              <text:list text:style-name="L54">
                <text:list-item>
                  <text:p text:style-name="P54">‘%’<text:line-break/>Qualquer coisa.<text:line-break/></text:p>
                </text:list-item>
                <text:list-item>
                  <text:p text:style-name="P54">’_’<text:line-break/>Um único caracter.<text:line-break/></text:p>
                </text:list-item>
              </text:list>
            </text:list-item>
            <text:list-item>
              <text:p text:style-name="P53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0">Filtrando valores <text:span text:style-name="T1">NULL</text:span>.<text:line-break/></text:p>
          <text:list text:style-name="L55">
            <text:list-item>
              <text:p text:style-name="P55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5">Para filtrar valores não <text:span text:style-name="T1">NULL</text:span>, basta utilizar <text:span text:style-name="T1">IS NOT NULL</text:span>, ao inves de uma expressão.</text:p>
              <text:list text:style-name="L57">
                <text:list-item>
                  <text:p text:style-name="P5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8">
        <text:list-item>
          <text:p text:style-name="P58">Operadores lógicos:<text:line-break/></text:p>
          <text:list text:style-name="L59">
            <text:list-item>
              <text:p text:style-name="P59"><text:span text:style-name="T1">OR</text:span>/OU<text:line-break/></text:p>
              <text:list text:style-name="L60">
                <text:list-item>
                  <text:p text:style-name="P60">Apenas uma condição precisa ser verdadeira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AND</text:span>/E<text:line-break/></text:p>
              <text:list text:style-name="L61">
                <text:list-item>
                  <text:p text:style-name="P61">Todas as condições precisam ser verdadeiras para dar verdadeir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9"><text:span text:style-name="T1">NOT</text:span>/negação<text:line-break/></text:p>
              <text:list text:style-name="L62">
                <text:list-item>
                  <text:p text:style-name="P62">Nega e inverte e inverte o valor de uma expressão.<text:line-break/></text:p>
                </text:list-item>
                <text:list-item>
                  <text:p text:style-name="P62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9"><text:span text:style-name="T1">IN</text:span><text:line-break/></text:p>
              <text:list text:style-name="L63">
                <text:list-item>
                  <text:p text:style-name="P63">Lista determinados valores validos de uma coluna.<text:line-break/></text:p>
                </text:list-item>
                <text:list-item>
                  <text:p text:style-name="P63">Pode ser usado em conjunto com o operador <text:span text:style-name="T1">NOT</text:span>, para negar a lista (exceto a lista). </text:p>
                </text:list-item>
                <text:list-item>
                  <text:p text:style-name="P63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8"><text:span text:style-name="T2">Tabela verdade</text:span><text:line-break/></text:p>
        </text:list-item>
      </text:list>
      <text:p text:style-name="P64">## <text:s text:c="2"/>A NOT_A B NOT_B A_OR_B A_AND_B</text:p>
      <text:p text:style-name="P65">## 1 V <text:s text:c="4"/>F V <text:s text:c="4"/>F <text:s text:c="5"/>V <text:s text:c="6"/>V</text:p>
      <text:p text:style-name="P66">## 2 V <text:s text:c="4"/>F F <text:s text:c="4"/>V <text:s text:c="5"/>V <text:s text:c="6"/>F</text:p>
      <text:p text:style-name="P67">## 3 F <text:s text:c="4"/>V V <text:s text:c="4"/>F <text:s text:c="5"/>V <text:s text:c="6"/>F</text:p>
      <text:p text:style-name="P68">## 4 F <text:s text:c="4"/>V F <text:s text:c="4"/>V <text:s text:c="5"/>F <text:s text:c="6"/>F</text:p>
      <text:list text:style-name="L64">
        <text:list-item>
          <text:p text:style-name="P69">Performance de operadores lógicos.<text:line-break/></text:p>
          <text:list text:style-name="L65">
            <text:list-item>
              <text:p text:style-name="P70">Para melhorar a performance das consultas, com operadores lógicos, dois casos podem ser avaliados:<text:line-break/></text:p>
              <text:list text:style-name="L66">
                <text:list-item>
                  <text:p text:style-name="P71">No caso <text:span text:style-name="T1">OR</text:span>:<text:line-break/></text:p>
                  <text:list text:style-name="L67">
                    <text:list-item>
                      <text:p text:style-name="P72">Colocar a condição que oferece maior incidencia de verdadeiro na frente.<text:line-break/></text:p>
                    </text:list-item>
                    <text:list-item>
                      <text:p text:style-name="P72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1">No caso <text:span text:style-name="T1">AND</text:span>:<text:line-break/></text:p>
                  <text:list text:style-name="L68">
                    <text:list-item>
                      <text:p text:style-name="P73">Colocar a condição que oference menor inicidencia de verdadeiro na frente.<text:line-break/></text:p>
                    </text:list-item>
                    <text:list-item>
                      <text:p text:style-name="P73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9">
        <text:list-item>
          <text:p text:style-name="P74"><text:span text:style-name="T1">COUNT</text:span>(*)<text:line-break/></text:p>
          <text:list text:style-name="L70">
            <text:list-item>
              <text:p text:style-name="P75">Conta o numero de registros.<text:line-break/></text:p>
            </text:list-item>
            <text:list-item>
              <text:p text:style-name="P75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4"><text:span text:style-name="T1">GROUP BY</text:span><text:line-break/></text:p>
          <text:list text:style-name="L71">
            <text:list-item>
              <text:p text:style-name="P76">Agrupa dados em torno de determinado campo.<text:line-break/></text:p>
            </text:list-item>
            <text:list-item>
              <text:p text:style-name="P76">Usar em conjunto com funções de agrupamento, como:<text:line-break/></text:p>
              <text:list text:style-name="L72">
                <text:list-item>
                  <text:p text:style-name="P77"><text:span text:style-name="T1">COUNT</text:span> (*)<text:line-break/>Conta todos os registros.<text:line-break/></text:p>
                </text:list-item>
                <text:list-item>
                  <text:p text:style-name="P77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7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7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7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7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6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6">É possivel agrupar mais de uma coluna de uma vez.<text:line-break/></text:p>
              <text:list text:style-name="L73">
                <text:list-item>
                  <text:p text:style-name="P78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8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4">
        <text:list-item>
          <text:p text:style-name="P79"><text:span text:style-name="T1">ORDER BY</text:span><text:line-break/></text:p>
          <text:list text:style-name="L75">
            <text:list-item>
              <text:p text:style-name="P80">Organiza os dados segundo uma ordem.<text:line-break/></text:p>
            </text:list-item>
            <text:list-item>
              <text:p text:style-name="P80">Por default é ordem crescente, <text:span text:style-name="T1">ASC</text:span>.<text:line-break/></text:p>
            </text:list-item>
            <text:list-item>
              <text:p text:style-name="P80">Para ordem decrescente só adicionar ao final <text:span text:style-name="T1">DESC</text:span>.<text:line-break/></text:p>
            </text:list-item>
            <text:list-item>
              <text:p text:style-name="P80">Utilizado normalmente ao final de <text:span text:style-name="T1">WHERE</text:span> ou <text:span text:style-name="T1">GROUP BY</text:span>.<text:line-break/></text:p>
            </text:list-item>
            <text:list-item>
              <text:p text:style-name="P80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0">Também é possivel colocar em ordem, mais de uma coluna de uma vez.<text:line-break/></text:p>
              <text:list text:style-name="L76">
                <text:list-item>
                  <text:p text:style-name="P81">A tabela é ordenada de acordo com a precedencia em que as colunas aparecem no <text:span text:style-name="T1">ORDER BY</text:span>.<text:line-break/></text:p>
                </text:list-item>
                <text:list-item>
                  <text:p text:style-name="P81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0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7">
        <text:list-item>
          <text:p text:style-name="P82">Atualizar todos os dados de uma coluna/campo de uma tabela, de uma vez.<text:line-break/></text:p>
          <text:list text:style-name="L78">
            <text:list-item>
              <text:p text:style-name="P83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3">Muito cuidado ao utilizar esse comando assim, pois pode gerar muitos problemas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2">Para atualizar um determinado registro.<text:line-break/></text:p>
          <text:list text:style-name="L79">
            <text:list-item>
              <text:p text:style-name="P84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4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0">
        <text:list-item>
          <text:p text:style-name="P85">Deletar todos os registros de uma tabela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5">Deletar apenas determinados registros de uma tabela, usar <text:span text:style-name="T1">DELETE</text:span> em conjunto com filtro <text:span text:style-name="T1">WHERER</text:span>.<text:line-break/></text:p>
          <text:list text:style-name="L82">
            <text:list-item>
              <text:p text:style-name="P87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5">Dicas:<text:line-break/></text:p>
          <text:list text:style-name="L83">
            <text:list-item>
              <text:p text:style-name="P88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8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4">
        <text:list-item>
          <text:p text:style-name="P89"><text:span text:style-name="T1">START TRANSACTION;</text:span><text:line-break/></text:p>
          <text:list text:style-name="L85">
            <text:list-item>
              <text:p text:style-name="P90">As instruções dentro da transação, que serão avalidadas, ficam identadas dentro da transação.<text:line-break/></text:p>
            </text:list-item>
            <text:list-item>
              <text:p text:style-name="P90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9"><text:span text:style-name="T1">COMMIT;</text:span><text:line-break/></text:p>
          <text:list text:style-name="L86">
            <text:list-item>
              <text:p text:style-name="P91">Aceita a transação (<text:span text:style-name="T1">START TRANSACTION;</text:span>). Confirma as instruções da transação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  <text:list-item>
          <text:p text:style-name="P89"><text:span text:style-name="T1">ROLLBACK;</text:span><text:line-break/></text:p>
          <text:list text:style-name="L87">
            <text:list-item>
              <text:p text:style-name="P92">Nega a transação (<text:span text:style-name="T1">START TRANSACTION;</text:span>). Desfaz as instruções da transação.<text:line-break/></text:p>
            </text:list-item>
            <text:list-item>
              <text:p text:style-name="P92">Instrução para voltar atrás em instruções.<text:line-break/></text:p>
            </text:list-item>
            <text:list-item>
              <text:p text:style-name="P92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2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8">
        <text:list-item>
          <text:p text:style-name="P93">3 Regras:<text:line-break/></text:p>
          <text:list text:style-name="L89">
            <text:list-item>
              <text:p text:style-name="P94">Todo campo vetorizado se tornará outra tabela.<text:line-break/></text:p>
            </text:list-item>
          </text:list>
          <text:list text:style-name="L90">
            <text:list-item>
              <text:p text:style-name="P95">Campo vetorizado é todo campo que apresenta algo como um vetor dentro dele.<text:line-break/></text:p>
            </text:list-item>
            <text:list-item>
              <text:p text:style-name="P95">Varios dados do mesmo tipo (vetor).<text:line-break/></text:p>
            </text:list-item>
            <text:list-item>
              <text:p text:style-name="P95">Exemplo:<text:line-break/><text:span text:style-name="T2">vetor</text:span> [VERDE, AMARELO, LARANJA,…]<text:line-break/></text:p>
            </text:list-item>
          </text:list>
          <text:list text:style-name="L91">
            <text:list-item>
              <text:p text:style-name="P96">Todo campo multivalorado se tornará outra tabela.<text:line-break/></text:p>
            </text:list-item>
          </text:list>
          <text:list text:style-name="L92">
            <text:list-item>
              <text:p text:style-name="P97">Campo multivalorado é todo campo que apresenta algo como uma lista dentro dele.<text:line-break/></text:p>
            </text:list-item>
            <text:list-item>
              <text:p text:style-name="P97">Diversos dados de tipos diferentes (lista).<text:line-break/></text:p>
            </text:list-item>
            <text:list-item>
              <text:p text:style-name="P97">Exemplo:<text:line-break/><text:span text:style-name="T2">list</text:span> (1, VERDE, CASA, …)<text:line-break/></text:p>
            </text:list-item>
          </text:list>
          <text:list text:style-name="L93">
            <text:list-item>
              <text:p text:style-name="P98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4">
            <text:list-item>
              <text:p text:style-name="P99">Tipos de <text:span text:style-name="T1">CHAVE PRIMARIA</text:span>:<text:line-break/></text:p>
              <text:list text:style-name="L95">
                <text:list-item>
                  <text:p text:style-name="P100">NATURAL<text:line-break/></text:p>
                  <text:list text:style-name="L96">
                    <text:list-item>
                      <text:p text:style-name="P101">Pertence ao registro intrinsecamente.<text:line-break/></text:p>
                    </text:list-item>
                    <text:list-item>
                      <text:p text:style-name="P101">Muito útil, porem pouco confiavel. Depende de terceiros para existir, como o governo por exemplo.<text:line-break/></text:p>
                    </text:list-item>
                    <text:list-item>
                      <text:p text:style-name="P101">Exemplo: CPF.<text:line-break/></text:p>
                    </text:list-item>
                  </text:list>
                </text:list-item>
                <text:list-item>
                  <text:p text:style-name="P100">ARTIFICIAL<text:line-break/></text:p>
                  <text:list text:style-name="L97">
                    <text:list-item>
                      <text:p text:style-name="P102">É criada pelo/para o banco de dados para identificar o registro.<text:line-break/></text:p>
                    </text:list-item>
                    <text:list-item>
                      <text:p text:style-name="P102">Exemplo: ID.<text:line-break/></text:p>
                    </text:list-item>
                    <text:list-item>
                      <text:p text:style-name="P102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8">
        <text:list-item>
          <text:p text:style-name="P103">O primeiro passo de uma consulta é montar o que quer ver na tela - <text:span text:style-name="T1">SELECT</text:span>.<text:line-break/></text:p>
        </text:list-item>
        <text:list-item>
          <text:p text:style-name="P103">É tudo que você quer ver na tela.<text:line-break/></text:p>
        </text:list-item>
        <text:list-item>
          <text:p text:style-name="P103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9">
        <text:list-item>
          <text:p text:style-name="P104">O segundo passo de uma consulta é a seleção dos dados de uma consulta - <text:span text:style-name="T1">WHERE</text:span>.<text:line-break/></text:p>
        </text:list-item>
        <text:list-item>
          <text:p text:style-name="P104">É filtrar.<text:line-break/></text:p>
        </text:list-item>
        <text:list-item>
          <text:p text:style-name="P104">Trazer um subconjunto do conjunto total de registros de uma tabela.<text:line-break/></text:p>
        </text:list-item>
        <text:list-item>
          <text:p text:style-name="P104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00">
        <text:list-item>
          <text:p text:style-name="P105">Usa seleção como uma forma de juntar tabelas.<text:line-break/></text:p>
        </text:list-item>
        <text:list-item>
          <text:p text:style-name="P105">Como conseguencia:<text:line-break/></text:p>
          <text:list text:style-name="L101">
            <text:list-item>
              <text:p text:style-name="P106">Uso de operadores lógicos para mais criterios de seleção - <text:span text:style-name="T1">WHERE</text:span>.<text:line-break/></text:p>
            </text:list-item>
            <text:list-item>
              <text:p text:style-name="P106">Ineficiencia na pesquisa, maior custo computacional.<text:line-break/></text:p>
            </text:list-item>
          </text:list>
        </text:list-item>
        <text:list-item>
          <text:p text:style-name="P105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2">
        <text:list-item>
          <text:p text:style-name="P107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7">Exclui os registros sem par (orfans) na outra tabela - <text:span text:style-name="T1">INNER</text:span>.<text:line-break/></text:p>
        </text:list-item>
        <text:list-item>
          <text:p text:style-name="P107">Admite seleção - <text:span text:style-name="T1">WHERE</text:span> - sem maiores custos computacionais.<text:line-break/></text:p>
        </text:list-item>
        <text:list-item>
          <text:p text:style-name="P107">Consulta com duas tabelas.<text:line-break/></text:p>
          <text:list text:style-name="L103">
            <text:list-item>
              <text:p text:style-name="P108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7">Consulta com mais de duas colunas.<text:line-break/></text:p>
          <text:list text:style-name="L104">
            <text:list-item>
              <text:p text:style-name="P109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9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7">Ponteiramento (alias para tabelas)<text:line-break/></text:p>
          <text:list text:style-name="L105">
            <text:list-item>
              <text:p text:style-name="P110">Melhora a performance da consulta.<text:line-break/></text:p>
            </text:list-item>
            <text:list-item>
              <text:p text:style-name="P110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6">
        <text:list-item>
          <text:p text:style-name="P111"><text:span text:style-name="T1">INSERT</text:span><text:line-break/></text:p>
          <text:list text:style-name="L107">
            <text:list-item>
              <text:p text:style-name="P112">Adiciona registros numa tabela.<text:line-break/></text:p>
            </text:list-item>
            <text:list-item>
              <text:p text:style-name="P112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1"><text:span text:style-name="T1">UPDATE</text:span><text:line-break/></text:p>
          <text:list text:style-name="L108">
            <text:list-item>
              <text:p text:style-name="P113">Altera os dados de um ou mais registros em uma tabela.<text:line-break/></text:p>
            </text:list-item>
            <text:list-item>
              <text:p text:style-name="P11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1"><text:span text:style-name="T1">DELETE</text:span><text:line-break/></text:p>
          <text:list text:style-name="L109">
            <text:list-item>
              <text:p text:style-name="P114">Remove um ou mais registros de uma tabela.<text:line-break/></text:p>
            </text:list-item>
            <text:list-item>
              <text:p text:style-name="P114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10">
        <text:list-item>
          <text:p text:style-name="P115"><text:span text:style-name="T1">CREATE</text:span><text:line-break/>Utilizada para construir um novo banco de dados, tabela, índice ou consulta armazenada.<text:line-break/></text:p>
          <text:list text:style-name="L111">
            <text:list-item>
              <text:p text:style-name="P116"><text:span text:style-name="T1">DATABESE</text:span><text:line-break/></text:p>
              <text:list text:style-name="L112">
                <text:list-item>
                  <text:p text:style-name="P117">Criação de banco de dados.<text:line-break/></text:p>
                </text:list-item>
                <text:list-item>
                  <text:p text:style-name="P117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6"><text:span text:style-name="T1">TABLE</text:span><text:line-break/></text:p>
              <text:list text:style-name="L113">
                <text:list-item>
                  <text:p text:style-name="P118">Criação de tabela.<text:line-break/></text:p>
                </text:list-item>
                <text:list-item>
                  <text:p text:style-name="P118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5"><text:span text:style-name="T1">DROP</text:span><text:line-break/>Remove um banco de dados, tabela, índice ou visão existente.<text:line-break/></text:p>
          <text:list text:style-name="L114">
            <text:list-item>
              <text:p text:style-name="P119"><text:span text:style-name="T1">DATABESE</text:span><text:line-break/></text:p>
              <text:list text:style-name="L115">
                <text:list-item>
                  <text:p text:style-name="P120">Remove banco de dados.<text:line-break/></text:p>
                </text:list-item>
                <text:list-item>
                  <text:p text:style-name="P120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9"><text:span text:style-name="T1">TABLE</text:span><text:line-break/></text:p>
              <text:list text:style-name="L116">
                <text:list-item>
                  <text:p text:style-name="P121">Remove tabela.<text:line-break/></text:p>
                </text:list-item>
                <text:list-item>
                  <text:p text:style-name="P121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5"><text:span text:style-name="T1">ALTER</text:span><text:line-break/></text:p>
          <text:list text:style-name="L117">
            <text:list-item>
              <text:p text:style-name="P122">Modifica um objeto existente do banco de dados.<text:line-break/></text:p>
            </text:list-item>
            <text:list-item>
              <text:p text:style-name="P122">É possível incluir, eliminar e alterar colunas.<text:line-break/></text:p>
            </text:list-item>
            <text:list-item>
              <text:p text:style-name="P122">Para alterar uma tabela existente, é necessario que os registros existentes já sejam compativeis com a alteração.<text:line-break/></text:p>
              <text:list text:style-name="L118">
                <text:list-item>
                  <text:p text:style-name="P123"><text:span text:style-name="T1">CHANGE</text:span><text:line-break/></text:p>
                  <text:list text:style-name="L119">
                    <text:list-item>
                      <text:p text:style-name="P124">Altera o nome e o tipo da coluna/campo.<text:line-break/></text:p>
                    </text:list-item>
                    <text:list-item>
                      <text:p text:style-name="P124">Para alterar apenas o tipo, é necessario repetir o nome d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MODIFY</text:span><text:line-break/></text:p>
                  <text:list text:style-name="L120">
                    <text:list-item>
                      <text:p text:style-name="P125">Altera o tipo e regras de uma coluna/campo.<text:line-break/></text:p>
                    </text:list-item>
                    <text:list-item>
                      <text:p text:style-name="P125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3"><text:span text:style-name="T1">ADD</text:span><text:line-break/></text:p>
                  <text:list text:style-name="L121">
                    <text:list-item>
                      <text:p text:style-name="P126">Adiciona chaves (primaria ou estrangeira) a uma coluna.<text:line-break/></text:p>
                    </text:list-item>
                    <text:list-item>
                      <text:p text:style-name="P126">Não é possivel adicionar “<text:span text:style-name="T2">auto_increment</text:span>”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26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26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23"><text:span text:style-name="T1">ADD COLUMN</text:span><text:line-break/></text:p>
                  <text:list text:style-name="L122">
                    <text:list-item>
                      <text:p text:style-name="P127">Adicionando uma nova coluna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7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7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3"><text:span text:style-name="T1">DROP COLUMN</text:span><text:line-break/></text:p>
                  <text:list text:style-name="L123">
                    <text:list-item>
                      <text:p text:style-name="P128">Deleta uma determinada coluna de uma tabela.<text:line-break/></text:p>
                    </text:list-item>
                    <text:list-item>
                      <text:p text:style-name="P128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23"><text:span text:style-name="T1">RENAME</text:span><text:line-break/></text:p>
                  <text:list text:style-name="L124">
                    <text:list-item>
                      <text:p text:style-name="P129">Renomeia o nome de uma tabela.<text:line-break/></text:p>
                    </text:list-item>
                    <text:list-item>
                      <text:p text:style-name="P129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<text:span text:style-name="T1">TRUNCATE</text:span><text:line-break/></text:p>
          <text:list text:style-name="L125">
            <text:list-item>
              <text:p text:style-name="P130">Esvazia imediatamente todo o conteúdo de uma tabela ou objeto que contenha dados.<text:line-break/></text:p>
            </text:list-item>
            <text:list-item>
              <text:p text:style-name="P130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30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5"><text:span text:style-name="T1">RENAME</text:span><text:line-break/></text:p>
          <text:list text:style-name="L126">
            <text:list-item>
              <text:p text:style-name="P131">Mudar nome da tabela e/ou database.<text:line-break/></text:p>
            </text:list-item>
            <text:list-item>
              <text:p text:style-name="P131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7">
        <text:list-item>
          <text:p text:style-name="P132">USER - usuário<text:line-break/></text:p>
          <text:list text:style-name="L128">
            <text:list-item>
              <text:p text:style-name="P133"><text:span text:style-name="T1">CREATE USER</text:span><text:line-break/></text:p>
              <text:list text:style-name="L129">
                <text:list-item>
                  <text:p text:style-name="P134">Comando para criação de usuários.<text:line-break/></text:p>
                </text:list-item>
                <text:list-item>
                  <text:p text:style-name="P134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4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3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3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3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3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32"><text:span text:style-name="T1">GRANT</text:span><text:line-break/></text:p>
          <text:list text:style-name="L130">
            <text:list-item>
              <text:p text:style-name="P135">Permitir que usuários especificados realizem tarefas especificadas.<text:line-break/></text:p>
            </text:list-item>
            <text:list-item>
              <text:p text:style-name="P135">Tambem permite gerenciar permissão para realizar tarefas especificas em database e/ou tabelas especificas.<text:line-break/></text:p>
            </text:list-item>
            <text:list-item>
              <text:p text:style-name="P135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5">Carregar/atualizar permissões:<text:line-break/><text:span text:style-name="T1">FLUSH PRIVILEGES</text:span>;<text:line-break/></text:p>
            </text:list-item>
            <text:list-item>
              <text:p text:style-name="P135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32"><text:span text:style-name="T1">REVOKE</text:span><text:line-break/></text:p>
          <text:list text:style-name="L131">
            <text:list-item>
              <text:p text:style-name="P136">Cancela/revoga permissões previamente concedidas.<text:line-break/></text:p>
            </text:list-item>
            <text:list-item>
              <text:p text:style-name="P136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32">Privilégios que podem ser CONCEDIDOS à ou REVOCADOS de um usuário:<text:line-break/></text:p>
          <text:list text:style-name="L132">
            <text:list-item>
              <text:p text:style-name="P137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7"><text:span text:style-name="T1">CREATE</text:span> — permite criar novas tabelas ou bancos de dados.<text:line-break/></text:p>
            </text:list-item>
            <text:list-item>
              <text:p text:style-name="P137"><text:span text:style-name="T1">DROP</text:span> — permite deletar tabelas ou bancos de dados.<text:line-break/></text:p>
            </text:list-item>
            <text:list-item>
              <text:p text:style-name="P137"><text:span text:style-name="T1">DELETE</text:span> — permite excluir linhas de tabelas.<text:line-break/></text:p>
            </text:list-item>
            <text:list-item>
              <text:p text:style-name="P137"><text:span text:style-name="T1">INSERT</text:span> — permite inserir linhas em tabelas.<text:line-break/></text:p>
            </text:list-item>
            <text:list-item>
              <text:p text:style-name="P137"><text:span text:style-name="T1">SELECT</text:span> - permite usar o comando SELECT para ler os bancos de dados.<text:line-break/></text:p>
            </text:list-item>
            <text:list-item>
              <text:p text:style-name="P137"><text:span text:style-name="T1">UPDATE</text:span> — permite atualizar linhas de tabelas.<text:line-break/></text:p>
            </text:list-item>
            <text:list-item>
              <text:p text:style-name="P137"><text:span text:style-name="T1">GRANT OPTION</text:span> — permite conceder ou remover privilégios de outros usuários.<text:line-break/></text:p>
            </text:list-item>
          </text:list>
          <text:p text:style-name="P132">Outras instruções:<text:line-break/></text:p>
          <text:list text:style-name="L133">
            <text:list-item>
              <text:p text:style-name="P138"><text:span text:style-name="T1">CONNECT</text:span><text:line-break/></text:p>
            </text:list-item>
            <text:list-item>
              <text:p text:style-name="P138"><text:span text:style-name="T1">EXECUTE</text:span><text:line-break/></text:p>
            </text:list-item>
            <text:list-item>
              <text:p text:style-name="P138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4">
        <text:list-item>
          <text:p text:style-name="P139"><text:span text:style-name="T1">START TRANSACTION</text:span><text:line-break/></text:p>
          <text:list text:style-name="L135">
            <text:list-item>
              <text:p text:style-name="P140">O comando garante que diversas instruções sejam executadas, porem se alguma for mal sucedida todas falham.<text:line-break/></text:p>
            </text:list-item>
            <text:list-item>
              <text:p text:style-name="P140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40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40">Sintaxe:<text:line-break/><text:span text:style-name="T1">START TRANSACTION</text:span>;<text:line-break/></text:p>
            </text:list-item>
          </text:list>
        </text:list-item>
        <text:list-item>
          <text:p text:style-name="P139"><text:span text:style-name="T1">BACKROLL</text:span><text:line-break/></text:p>
          <text:list text:style-name="L136">
            <text:list-item>
              <text:p text:style-name="P141">Regressão para o estado anterior ao inicio da transação (<text:span text:style-name="T1">START TRANSACTION</text:span>).<text:line-break/></text:p>
            </text:list-item>
            <text:list-item>
              <text:p text:style-name="P141">Sintaxe:<text:line-break/><text:span text:style-name="T1">BACKROLL</text:span>;<text:line-break/></text:p>
            </text:list-item>
          </text:list>
        </text:list-item>
        <text:list-item>
          <text:p text:style-name="P139"><text:span text:style-name="T1">COMMIT</text:span><text:line-break/></text:p>
          <text:list text:style-name="L137">
            <text:list-item>
              <text:p text:style-name="P142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42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8">
        <text:list-item>
          <text:p text:style-name="P143"><text:span text:style-name="T1">IFNULL</text:span>()<text:line-break/></text:p>
          <text:list text:style-name="L139">
            <text:list-item>
              <text:p text:style-name="P144">Converte os valores <text:span text:style-name="T1">NULL</text:span> de uma coluna em um valor-padrão especificado.<text:line-break/></text:p>
            </text:list-item>
            <text:list-item>
              <text:p text:style-name="P144">Os argumentos da função são a coluna a ser checada e o valor-padrão. </text:p>
            </text:list-item>
            <text:list-item>
              <text:p text:style-name="P144">Se o valor-padrão for um texto, ele entra entre aspas (‘<text:span text:style-name="T2">valor-padrão</text:span>’).<text:line-break/></text:p>
            </text:list-item>
            <text:list-item>
              <text:p text:style-name="P144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4">É igual a função <text:span text:style-name="T2">coalesce</text:span>() em SQL.<text:line-break/></text:p>
            </text:list-item>
            <text:list-item>
              <text:p text:style-name="P144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3">Funções de tempo<text:line-break/></text:p>
          <text:list text:style-name="L140">
            <text:list-item>
              <text:p text:style-name="P145"><text:span text:style-name="T1">NOW</text:span>()<text:line-break/></text:p>
              <text:list text:style-name="L141">
                <text:list-item>
                  <text:p text:style-name="P146">Função que retorna data e hora do sistema do computador.<text:line-break/></text:p>
                </text:list-item>
                <text:list-item>
                  <text:p text:style-name="P146">Formato ‘AAAA-MM-DD HH:MM:SS’.<text:line-break/></text:p>
                </text:list-item>
                <text:list-item>
                  <text:p text:style-name="P146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6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6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5"><text:span text:style-name="T1">TIME</text:span>()<text:line-break/>Retorna apenas a parte em formato de tempo ‘HH:MM:SS’.<text:line-break/></text:p>
            </text:list-item>
            <text:list-item>
              <text:p text:style-name="P145"><text:span text:style-name="T1">DATE</text:span>()<text:line-break/>Retorna apenas a parte em formato de data ‘AAAA-MM-DD’.<text:line-break/></text:p>
            </text:list-item>
            <text:list-item>
              <text:p text:style-name="P145"><text:span text:style-name="T1">YEAR</text:span>()<text:line-break/>Retorna apenas a parte em formato de anos.<text:line-break/></text:p>
            </text:list-item>
            <text:list-item>
              <text:p text:style-name="P145"><text:span text:style-name="T1">MONTH</text:span>()<text:line-break/>Retorna apenas a parte em formato de meses.<text:line-break/></text:p>
            </text:list-item>
            <text:list-item>
              <text:p text:style-name="P145"><text:span text:style-name="T1">DAY</text:span>()<text:line-break/>Retorna apenas a parte em formato de dias.<text:line-break/></text:p>
            </text:list-item>
            <text:list-item>
              <text:p text:style-name="P145"><text:span text:style-name="T1">HOUR</text:span>()<text:line-break/>Retorna apenas a parte em formato de horas.<text:line-break/></text:p>
            </text:list-item>
            <text:list-item>
              <text:p text:style-name="P145"><text:span text:style-name="T1">MINUTE</text:span>()<text:line-break/>Retorna apenas a parte em formato de minutos.<text:line-break/></text:p>
            </text:list-item>
            <text:list-item>
              <text:p text:style-name="P145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42">
        <text:list-item>
          <text:p text:style-name="P147">Quando salvamos uma consulta em um banco de dados, ela se chama <text:span text:style-name="T1">VIEW</text:span>.<text:line-break/></text:p>
        </text:list-item>
        <text:list-item>
          <text:p text:style-name="P147">Uma <text:span text:style-name="T1">VIEW</text:span> se comporta de forma semelhante a uma tabela, para todos os efeitos.<text:line-break/></text:p>
        </text:list-item>
        <text:list-item>
          <text:p text:style-name="P147">Perde um pouco de performance da consulta, porem ganha em desenvolvimento da consulta.<text:line-break/></text:p>
        </text:list-item>
        <text:list-item>
          <text:p text:style-name="P147">Criando <text:span text:style-name="T1">VIEW</text:span><text:line-break/></text:p>
          <text:list text:style-name="L143">
            <text:list-item>
              <text:p text:style-name="P148">As VIEWS ficam salvas junto das tabelas, logo para consulta-las é necessario usar o ‘<text:span text:style-name="T1">SHOW TABLES</text:span>;’.<text:line-break/></text:p>
            </text:list-item>
            <text:list-item>
              <text:p text:style-name="P148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8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7">Apagando uma <text:span text:style-name="T1">VIEW</text:span><text:line-break/></text:p>
          <text:list text:style-name="L144">
            <text:list-item>
              <text:p text:style-name="P149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5">
        <text:list-item>
          <text:p text:style-name="P150">Consultando uma <text:span text:style-name="T1">VIEW</text:span> - <text:span text:style-name="T1">SELECT</text:span> e <text:span text:style-name="T1">WHERE</text:span><text:line-break/></text:p>
          <text:list text:style-name="L146">
            <text:list-item>
              <text:p text:style-name="P151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51">Funciona de maneira semelhante a consulta numa tabela.<text:line-break/></text:p>
            </text:list-item>
            <text:list-item>
              <text:p text:style-name="P151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50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50">Porem <text:span text:style-name="T1">UPDATE</text:span> é possivel fazer.<text:line-break/></text:p>
        </text:list-item>
        <text:list-item>
          <text:p text:style-name="P150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50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7">
        <text:list-item>
          <text:p text:style-name="P152">Existem dois tipo de notação para diagrama ER (Entidade Relacionamento):</text:p>
          <text:list text:style-name="L148">
            <text:list-item>
              <text:p text:style-name="P153">Peter Chen<text:line-break/></text:p>
              <text:list text:style-name="L149">
                <text:list-item>
                  <text:p text:style-name="P154">Esse mais utilizado em literatura sobre banco de dados.<text:line-break/></text:p>
                </text:list-item>
                <text:list-item>
                  <text:p text:style-name="P154">Software:<text:line-break/><text:span text:style-name="T1">brModelo</text:span><text:line-break/></text:p>
                </text:list-item>
              </text:list>
            </text:list-item>
            <text:list-item>
              <text:p text:style-name="P153">Cross foot<text:line-break/></text:p>
              <text:list text:style-name="L150">
                <text:list-item>
                  <text:p text:style-name="P155">Vantagem do diagrama ser menos poluido.<text:line-break/></text:p>
                </text:list-item>
                <text:list-item>
                  <text:p text:style-name="P155">Esse mais utilizado por arquitetos de dados.<text:line-break/></text:p>
                </text:list-item>
                <text:list-item>
                  <text:p text:style-name="P155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51">
        <text:list-item>
          <text:p text:style-name="P156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52">
            <text:list-item>
              <text:p text:style-name="P157">Entidade = Tabela<text:line-break/></text:p>
            </text:list-item>
            <text:list-item>
              <text:p text:style-name="P157">Relacionamento = Relacionamento entre tabelas<text:line-break/></text:p>
            </text:list-item>
            <text:list-item>
              <text:p text:style-name="P157">Atributo = Coluna/Campo<text:line-break/></text:p>
            </text:list-item>
            <text:list-item>
              <text:p text:style-name="P157">Cardinaliade (x,y):<text:line-break/></text:p>
              <text:list text:style-name="L153">
                <text:list-item>
                  <text:p text:style-name="P158">x = Obrigatoriedade (“0” não obrigatorio, “1” obrigatorio)<text:line-break/></text:p>
                </text:list-item>
                <text:list-item>
                  <text:p text:style-name="P158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4">
        <text:list-item>
          <text:p text:style-name="P159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5">
            <text:list-item>
              <text:p text:style-name="P160">PK = Primary Key (Chave Primaria)<text:line-break/></text:p>
            </text:list-item>
            <text:list-item>
              <text:p text:style-name="P160">FK = Foreing Key (Chave Estrangeira)<text:line-break/></text:p>
            </text:list-item>
          </text:list>
        </text:list-item>
        <text:list-item>
          <text:p text:style-name="P159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9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6">
        <text:list-item>
          <text:p text:style-name="P161">O delimitador serve para indicar ao banco de dados o final de uma instrução.<text:line-break/></text:p>
        </text:list-item>
        <text:list-item>
          <text:p text:style-name="P161">Por padrão o delimitador do <text:span text:style-name="T1">MySQL</text:span> é o “;” (ponto e virgula).<text:line-break/></text:p>
        </text:list-item>
        <text:list-item>
          <text:p text:style-name="P161">Dá para verificar o delimitador em uso atraves do comando <text:span text:style-name="T1">STATUS</text:span>.<text:line-break/></text:p>
        </text:list-item>
        <text:list-item>
          <text:p text:style-name="P161">Porem é possivel mudar o delimitador para poder programar no <text:span text:style-name="T1">MySQL</text:span>.<text:line-break/></text:p>
          <text:list text:style-name="L157">
            <text:list-item>
              <text:p text:style-name="P162">O delimitador é apenas um caractere.<text:line-break/></text:p>
            </text:list-item>
            <text:list-item>
              <text:p text:style-name="P162">É um comando de infraestrutura, logo não precisar de delimitador no final.<text:line-break/></text:p>
            </text:list-item>
            <text:list-item>
              <text:p text:style-name="P162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8">
        <text:list-item>
          <text:p text:style-name="P163">Blocos anônimos não são armazenados.<text:line-break/></text:p>
        </text:list-item>
        <text:list-item>
          <text:p text:style-name="P163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9">
        <text:list-item>
          <text:p text:style-name="P164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4">São blocos de programação (instruções) que serão usados varias vezes.<text:line-break/></text:p>
        </text:list-item>
        <text:list-item>
          <text:p text:style-name="P164">Criando função (<text:span text:style-name="T1">CREATE PROCEDURE</text:span>)<text:line-break/></text:p>
          <text:list text:style-name="L160">
            <text:list-item>
              <text:p text:style-name="P165">É necessario mudar o delimitador para não confundir o delimitador do final da função com das instruções.<text:line-break/></text:p>
            </text:list-item>
            <text:list-item>
              <text:p text:style-name="P165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4">Chamando uma função (Chamando uma <text:span text:style-name="T1">PROCEDURE</text:span>)<text:line-break/></text:p>
          <text:list text:style-name="L161">
            <text:list-item>
              <text:p text:style-name="P166">Posso voltar com meu delimitador para o padrão “;”.<text:line-break/></text:p>
            </text:list-item>
            <text:list-item>
              <text:p text:style-name="P166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4">Criando uma função que recebe parametros.<text:line-break/></text:p>
          <text:list text:style-name="L162">
            <text:list-item>
              <text:p text:style-name="P167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7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4">Chamando uma função com parametros (Chamando uma <text:span text:style-name="T1">PROCEDURE</text:span>)<text:line-break/></text:p>
          <text:list text:style-name="L163">
            <text:list-item>
              <text:p text:style-name="P168">Posso voltar com meu delimitador para o padrão “;”.<text:line-break/></text:p>
            </text:list-item>
            <text:list-item>
              <text:p text:style-name="P168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4">Apagar uma função.<text:line-break/></text:p>
          <text:list text:style-name="L164">
            <text:list-item>
              <text:p text:style-name="P169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5">
        <text:list-item>
          <text:p text:style-name="P170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70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6">
        <text:list-item>
          <text:p text:style-name="P171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71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7">
        <text:list-item>
          <text:p text:style-name="P172"><text:span text:style-name="T1">COUNT</text:span> (*)<text:line-break/></text:p>
          <text:list text:style-name="L168">
            <text:list-item>
              <text:p text:style-name="P173">Conta todos os registros.<text:line-break/></text:p>
            </text:list-item>
          </text:list>
        </text:list-item>
        <text:list-item>
          <text:p text:style-name="P172"><text:span text:style-name="T1">COUNT</text:span> (<text:span text:style-name="T2">coluna_x</text:span>)<text:line-break/></text:p>
          <text:list text:style-name="L169">
            <text:list-item>
              <text:p text:style-name="P174">Conta os registros da coluna x.<text:line-break/></text:p>
            </text:list-item>
          </text:list>
        </text:list-item>
        <text:list-item>
          <text:p text:style-name="P172"><text:span text:style-name="T1">AVG</text:span> (<text:span text:style-name="T2">coluna_x</text:span>)<text:line-break/></text:p>
          <text:list text:style-name="L170">
            <text:list-item>
              <text:p text:style-name="P175">Calcula a media dos valores da coluna x.<text:line-break/></text:p>
            </text:list-item>
          </text:list>
        </text:list-item>
        <text:list-item>
          <text:p text:style-name="P172"><text:span text:style-name="T1">MAX</text:span> (<text:span text:style-name="T2">coluna_x</text:span>)<text:line-break/></text:p>
          <text:list text:style-name="L171">
            <text:list-item>
              <text:p text:style-name="P176">Encontra o valor maximo da coluna x.<text:line-break/></text:p>
            </text:list-item>
          </text:list>
        </text:list-item>
        <text:list-item>
          <text:p text:style-name="P172"><text:span text:style-name="T1">MIN</text:span> (<text:span text:style-name="T2">coluna_x</text:span>)<text:line-break/></text:p>
          <text:list text:style-name="L172">
            <text:list-item>
              <text:p text:style-name="P177">Encontra o valor minimo da coluna x.<text:line-break/></text:p>
            </text:list-item>
          </text:list>
        </text:list-item>
        <text:list-item>
          <text:p text:style-name="P172"><text:span text:style-name="T1">SUM</text:span> (<text:span text:style-name="T2">coluna_x</text:span>)<text:line-break/></text:p>
          <text:list text:style-name="L173">
            <text:list-item>
              <text:p text:style-name="P178">Calcula a soma dos valores na coluna x.<text:line-break/></text:p>
            </text:list-item>
          </text:list>
        </text:list-item>
        <text:list-item>
          <text:p text:style-name="P172"><text:span text:style-name="T1">TRUNCATE</text:span> (<text:span text:style-name="T2">numero</text:span>, <text:span text:style-name="T2">numero_casa_decimais</text:span>)<text:line-break/></text:p>
          <text:list text:style-name="L174">
            <text:list-item>
              <text:p text:style-name="P179">Trunca o numero para um numero com as casas decimais estabelecidos.<text:line-break/></text:p>
            </text:list-item>
            <text:list-item>
              <text:p text:style-name="P179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9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75">
        <text:list-item>
          <text:p text:style-name="P180">Uma consulta dentro do resultado de outra consulta.<text:line-break/></text:p>
        </text:list-item>
        <text:list-item>
          <text:p text:style-name="P180">Pode ser usado como o filtro de uma nova consulta, quando usado dentro do <text:span text:style-name="T1">WHERE</text:span>.<text:line-break/></text:p>
          <text:list text:style-name="L176">
            <text:list-item>
              <text:p text:style-name="P181">O retorno de colunas da segunda consulta deve ser igual ao numero de colunas do filtro.<text:line-break/></text:p>
            </text:list-item>
            <text:list-item>
              <text:p text:style-name="P181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77">
        <text:list-item>
          <text:p text:style-name="P182">Não tem funções especificas para trabalhar com linhas/registros.<text:line-break/></text:p>
        </text:list-item>
        <text:list-item>
          <text:p text:style-name="P182">Porem atraves da projeção (<text:span text:style-name="T1">SELECT</text:span>) é possivel manipular novas colunas.<text:line-break/></text:p>
        </text:list-item>
        <text:list-item>
          <text:p text:style-name="P182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78">
        <text:list-item>
          <text:p text:style-name="P183"><text:span text:style-name="T1">ALTER</text:span><text:line-break/></text:p>
          <text:list text:style-name="L179">
            <text:list-item>
              <text:p text:style-name="P184">Modifica um objeto existente do banco de dados.<text:line-break/></text:p>
            </text:list-item>
            <text:list-item>
              <text:p text:style-name="P184">É possível incluir, eliminar e alterar colunas.<text:line-break/></text:p>
            </text:list-item>
            <text:list-item>
              <text:p text:style-name="P184">Para alterar uma tabela existente, é necessario que os registros existentes já sejam compativeis com a alteração.<text:line-break/></text:p>
              <text:list text:style-name="L180">
                <text:list-item>
                  <text:p text:style-name="P185"><text:span text:style-name="T1">CHANGE</text:span><text:line-break/></text:p>
                  <text:list text:style-name="L181">
                    <text:list-item>
                      <text:p text:style-name="P186">Altera o nome e o tipo da coluna/campo.<text:line-break/></text:p>
                    </text:list-item>
                    <text:list-item>
                      <text:p text:style-name="P186">Para alterar apenas o tipo, é necessario repetir o nome da coluna/campo.<text:line-break/></text:p>
                    </text:list-item>
                    <text:list-item>
                      <text:p text:style-name="P18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MODIFY</text:span><text:line-break/></text:p>
                  <text:list text:style-name="L182">
                    <text:list-item>
                      <text:p text:style-name="P187">Altera o tipo e regras de uma coluna/campo.<text:line-break/></text:p>
                    </text:list-item>
                    <text:list-item>
                      <text:p text:style-name="P18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85"><text:span text:style-name="T1">ADD</text:span><text:line-break/></text:p>
                  <text:list text:style-name="L183">
                    <text:list-item>
                      <text:p text:style-name="P188">Adiciona chaves (primaria ou estrangeira) a uma coluna.<text:line-break/></text:p>
                    </text:list-item>
                    <text:list-item>
                      <text:p text:style-name="P188">Não é possivel adicionar “<text:span text:style-name="T2">auto_increment</text:span>”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8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8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85"><text:span text:style-name="T1">ADD COLUMN</text:span><text:line-break/></text:p>
                  <text:list text:style-name="L184">
                    <text:list-item>
                      <text:p text:style-name="P189">Adicionando uma nova coluna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8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8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85"><text:span text:style-name="T1">DROP COLUMN</text:span><text:line-break/></text:p>
                  <text:list text:style-name="L185">
                    <text:list-item>
                      <text:p text:style-name="P190">Deleta uma determinada coluna de uma tabela.<text:line-break/></text:p>
                    </text:list-item>
                    <text:list-item>
                      <text:p text:style-name="P19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85"><text:span text:style-name="T1">RENAME</text:span><text:line-break/></text:p>
                  <text:list text:style-name="L186">
                    <text:list-item>
                      <text:p text:style-name="P191">Renomeia o nome de uma tabela.<text:line-break/></text:p>
                    </text:list-item>
                    <text:list-item>
                      <text:p text:style-name="P19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85"><text:span text:style-name="T1">CONSTRAINTS</text:span><text:line-break/></text:p>
                  <text:list text:style-name="L187">
                    <text:list-item>
                      <text:p text:style-name="P192">Cria regras, muito usado para adicionar chaves (PK e FK) a tabela.<text:line-break/></text:p>
                    </text:list-item>
                    <text:list-item>
                      <text:p text:style-name="P192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85"><text:span text:style-name="T1">DROP CONSTRAINTS</text:span><text:line-break/></text:p>
                  <text:list text:style-name="L188">
                    <text:list-item>
                      <text:p text:style-name="P193">Apaga regras.<text:line-break/></text:p>
                    </text:list-item>
                    <text:list-item>
                      <text:p text:style-name="P193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3"><text:span text:style-name="T1">RENAME</text:span><text:line-break/></text:p>
          <text:list text:style-name="L189">
            <text:list-item>
              <text:p text:style-name="P194">Mudar nome da tabela e/ou database.<text:line-break/></text:p>
            </text:list-item>
            <text:list-item>
              <text:p text:style-name="P194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190">
        <text:list-item>
          <text:p text:style-name="P195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195">Ao adicionar a chave dentro da criação de tabelas o sistema dá um nome automatico para a chave no sistema. O que não é desejado e pode ficar confuso.<text:line-break/></text:p>
        </text:list-item>
        <text:list-item>
          <text:p text:style-name="P195">Ao adicionar a chave fora da criação de tabelas o usuario determina o nome daquela chave que ficara gravada no sistema.<text:line-break/></text:p>
        </text:list-item>
        <text:list-item>
          <text:p text:style-name="P195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195">Boas praticas:<text:line-break/></text:p>
          <text:list text:style-name="L191">
            <text:list-item>
              <text:p text:style-name="P196">Criar primeiro as tabelas, <text:span text:style-name="T1">CREATE TABLE</text:span>.<text:line-break/></text:p>
            </text:list-item>
            <text:list-item>
              <text:p text:style-name="P196">Depois criar as chaves primarias e estrangeiras.<text:line-break/></text:p>
            </text:list-item>
            <text:list-item>
              <text:p text:style-name="P196">Nome da regra, serve para nomear esta regra no dicionario de dados.<text:line-break/></text:p>
            </text:list-item>
            <text:list-item>
              <text:p text:style-name="P196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196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19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192">
        <text:list-item>
          <text:p text:style-name="P197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197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193">
            <text:list-item>
              <text:p text:style-name="P198"><text:span text:style-name="T2">information_schema</text:span><text:line-break/></text:p>
              <text:list text:style-name="L194">
                <text:list-item>
                  <text:p text:style-name="P199"><text:span text:style-name="T1">CONSTRAINTS</text:span> (TABLES_CONSTRAINTS)<text:line-break/></text:p>
                </text:list-item>
                <text:list-item>
                  <text:p text:style-name="P199"><text:span text:style-name="T1">TRIGGERS</text:span> (TRIGGERS)<text:line-break/></text:p>
                </text:list-item>
              </text:list>
            </text:list-item>
            <text:list-item>
              <text:p text:style-name="P198"><text:span text:style-name="T2">mysql</text:span><text:line-break/></text:p>
            </text:list-item>
            <text:list-item>
              <text:p text:style-name="P198"><text:span text:style-name="T2">performance_schema</text:span><text:line-break/></text:p>
            </text:list-item>
          </text:list>
        </text:list-item>
        <text:list-item>
          <text:p text:style-name="P197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195">
        <text:list-item>
          <text:p text:style-name="P200">Entidades associativas aparecem quando temos uma relação entre entidades do tipo N:N (muitos para muitos).<text:line-break/></text:p>
        </text:list-item>
        <text:list-item>
          <text:p text:style-name="P200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00">Esta entidade é composta pelas chaves das duas entidades principais.<text:line-break/></text:p>
        </text:list-item>
        <text:list-item>
          <text:p text:style-name="P200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196">
        <text:list-item>
          <text:p text:style-name="P201"><text:span text:style-name="T2">Chave Primaria</text:span> (<text:span text:style-name="T1">PK</text:span>)<text:line-break/></text:p>
          <text:list text:style-name="L197">
            <text:list-item>
              <text:p text:style-name="P202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02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02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01"><text:span text:style-name="T2">Chave Estrangeira</text:span> (<text:span text:style-name="T1">FK</text:span>)<text:line-break/></text:p>
          <text:list text:style-name="L198">
            <text:list-item>
              <text:p text:style-name="P203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03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TRIGGERS (Gatilhos)<text:bookmark-end text:name="módulo-19---triggers-gatilhos"/></text:h>
      <text:list text:style-name="L199">
        <text:list-item>
          <text:p text:style-name="P204">A <text:span text:style-name="T1">TRIGGER</text:span> é um gatilho de programação, que dispara toda vez que algo predeterminado acontecer.<text:line-break/></text:p>
        </text:list-item>
        <text:list-item>
          <text:p text:style-name="P204">Exemplos de gatilhos disparadores de uma <text:span text:style-name="T1">TRIGGER</text:span> são:<text:line-break/></text:p>
          <text:list text:style-name="L200">
            <text:list-item>
              <text:p text:style-name="P205"><text:span text:style-name="T1">INSERT</text:span><text:line-break/></text:p>
            </text:list-item>
            <text:list-item>
              <text:p text:style-name="P205"><text:span text:style-name="T1">UPDATE</text:span><text:line-break/></text:p>
            </text:list-item>
            <text:list-item>
              <text:p text:style-name="P205"><text:span text:style-name="T1">DELETE</text:span><text:line-break/></text:p>
            </text:list-item>
          </text:list>
        </text:list-item>
        <text:list-item>
          <text:p text:style-name="P204">Apos os gatilhos (<text:span text:style-name="T1">TRIGGERS</text:span>) disparados, são executados blocos de programação.<text:line-break/></text:p>
        </text:list-item>
        <text:list-item>
          <text:p text:style-name="P204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04">Ao inserir um comando SQL no bloco de programação para ser executada, é preciso terminar cada instrução com o delimitador “;”, logo é preciso mudar o delimitador para programar o TRIGGER.<text:line-break/></text:p>
        </text:list-item>
      </text:list>
      <text:p text:style-name="Pagebreak"/>
      <text:h text:style-name="Heading_20_1" text:outline-level="1"><text:bookmark-start text:name="detalhes"/>18 Detalhes<text:bookmark-end text:name="detalhes"/></text:h>
      <text:list text:style-name="L201">
        <text:list-item>
          <text:p text:style-name="P206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06">O que são e o que fazem os administradores:<text:line-break/></text:p>
          <text:list text:style-name="L202">
            <text:list-item>
              <text:p text:style-name="P207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07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06">Acesso ao <text:span text:style-name="T1">MySQL</text:span> pelo terminal é necessario usar o comando:<text:line-break/>mysql -u root -p<text:line-break/></text:p>
          <text:list text:style-name="L203">
            <text:list-item>
              <text:p text:style-name="P208">Depois colocar a senha.<text:line-break/></text:p>
            </text:list-item>
          </text:list>
        </text:list-item>
        <text:list-item>
          <text:p text:style-name="P206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06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04">
            <text:list-item>
              <text:p text:style-name="P209">no <text:span text:style-name="T1">LINUX</text:span> faz destinção de letras maiusculas e minusculas.<text:line-break/></text:p>
            </text:list-item>
            <text:list-item>
              <text:p text:style-name="P209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9 Andamento dos Estudos<text:bookmark-end text:name="andamento-dos-estudos"/></text:h>
      <text:h text:style-name="Heading_20_2" text:outline-level="2"><text:bookmark-start text:name="assunto-em-andamento"/>19.1 Assunto em andamento:<text:bookmark-end text:name="assunto-em-andamento"/></text:h>
      <text:p text:style-name="First_20_paragraph">Atualmente estou estudando Módulo 1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23T14:16:41Z</meta:creation-date>
    <dc:date>2022-04-23T14:16:41Z</dc:date>
    <meta:user-defined meta:name="date" meta:value-type="string">2022-04-23</meta:user-defined>
    <meta:user-defined meta:name="output" meta:value-type="string"/>
    <meta:user-defined meta:name="subtitle" meta:value-type="string">Readme.rmd</meta:user-defined>
  </office:meta>
</office:document-meta>
</file>